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Rockwell" svg:font-family="Rockwel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Rockwell1" svg:font-family="Rockwell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Title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Weather Station Test</text:p>
      <text:p text:style-name="Standard">This test is to create a simple application that can pull data from a web service and display it to the user, it should take no more than a couple of hours. </text:p>
      <text:h text:style-name="Heading_20_1" text:outline-level="1">API</text:h>
      <text:p text:style-name="Standard">Using the <text:a xlink:type="simple" xlink:href="http://www.openweathermap.org/API">Open Weather Map API</text:a> you can fetch data for cities around the world. Everything you need to know about how to call the service and what the data means is on that site.</text:p>
      <text:h text:style-name="Heading_20_1" text:outline-level="1">The problem</text:h>
      <text:p text:style-name="Standard">Create a simple application that can show the user a selection of UK cities (London, Luton Manchester, and Birmingham). Allow the user to select a city, show the weather information for that city (using the API).</text:p>
      <text:p text:style-name="Standard">You must display:</text:p>
      <text:list xml:id="list3570974121599167499" text:style-name="WWNum1">
        <text:list-item>
          <text:p text:style-name="P1">Name of the city</text:p>
        </text:list-item>
        <text:list-item>
          <text:p text:style-name="P1">Location (longitude and latitude)</text:p>
        </text:list-item>
        <text:list-item>
          <text:p text:style-name="P1">The current weather conditions</text:p>
        </text:list-item>
        <text:list-item>
          <text:p text:style-name="P1">Icon for the weather conditions</text:p>
        </text:list-item>
        <text:list-item>
          <text:p text:style-name="P1">The temperate and temperature range</text:p>
        </text:list-item>
        <text:list-item>
          <text:p text:style-name="P1">The current atmospheric pressure</text:p>
        </text:list-item>
        <text:list-item>
          <text:p text:style-name="P1">The current humidity</text:p>
        </text:list-item>
      </text:list>
      <text:p text:style-name="Standard">Implement the following features:</text:p>
      <text:list xml:id="list2910131753742268165" text:style-name="WWNum2">
        <text:list-item>
          <text:p text:style-name="P2">Ability to sort the cities by temperature in ascending &amp; descending order</text:p>
        </text:list-item>
        <text:list-item>
          <text:p text:style-name="P2">Ability to select any city and display the details as described above</text:p>
        </text:list-item>
        <text:list-item>
          <text:p text:style-name="P2">Once the data has been displayed the user should be able to pick another city if they choose.</text:p>
        </text:list-item>
      </text:list>
      <text:p text:style-name="Standard">Design considerations</text:p>
      <text:list xml:id="list9075126270175865240" text:style-name="WWNum3">
        <text:list-item>
          <text:p text:style-name="P3">Application of OO design best practises</text:p>
        </text:list-item>
        <text:list-item>
          <text:p text:style-name="P3">Demonstrate separation of concerns</text:p>
        </text:list-item>
        <text:list-item>
          <text:p text:style-name="P3">Well refactored code</text:p>
        </text:list-item>
        <text:list-item>
          <text:p text:style-name="P3">Code should be performant if scal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Rockwell" svg:font-family="Rockwel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Rockwell1" svg:font-family="Rockwel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ockwell" fo:font-size="11pt" fo:language="en" fo:country="GB" style:letter-kerning="true" style:font-name-asian="Arial Unicode MS" style:font-size-asian="11pt" style:language-asian="en" style:country-asian="US" style:font-name-complex="Rockwel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527d55" style:font-name="Rockwell" fo:font-size="14pt" fo:font-weight="bold" style:font-size-asian="14pt" style:font-weight-asian="bold" style:font-name-complex="F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72a376"/>
      <style:text-properties fo:color="#4d4f3f" style:font-name="Rockwell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4d4f3f" style:font-name="Rockwell" fo:font-size="26pt" fo:letter-spacing="0.009cm" style:letter-kerning="true" style:font-size-asian="26pt" style:font-name-complex="F" style:font-size-complex="26pt"/>
    </style:style>
    <style:style style:name="Heading_20_1_20_Char" style:display-name="Heading 1 Char" style:family="text" style:parent-style-name="Default_20_Paragraph_20_Font">
      <style:text-properties fo:color="#527d55" style:font-name="Rockwell" fo:font-size="14pt" fo:font-weight="bold" style:font-size-asian="14pt" style:font-weight-asian="bold" style:font-name-complex="F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db535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instead</meta:initial-creator>
    <dc:creator>Barry Cranford</dc:creator>
    <meta:editing-cycles>2</meta:editing-cycles>
    <meta:print-date>2014-03-25T10:10:00</meta:print-date>
    <meta:creation-date>2014-11-14T15:50:00</meta:creation-date>
    <dc:date>2014-11-14T15:50:00</dc:date>
    <meta:editing-duration>P0D</meta:editing-duration>
    <meta:generator>OpenOffice.org/3.4$Unix OpenOffice.org_project/340m1$Build-9590</meta:generator>
    <meta:document-statistic meta:table-count="0" meta:image-count="0" meta:object-count="0" meta:page-count="1" meta:paragraph-count="23" meta:word-count="222" meta:character-count="12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